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3"/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7683333333333cm" style:use-optimal-column-width="true"/>
    </style:style>
    <style:style style:name="co2" style:family="table-column">
      <style:table-column-properties fo:break-before="auto" style:column-width="7.89516666666667cm" style:use-optimal-column-width="true"/>
    </style:style>
    <style:style style:name="co3" style:family="table-column">
      <style:table-column-properties fo:break-before="auto" style:column-width="5.207cm" style:use-optimal-column-width="true"/>
    </style:style>
    <style:style style:name="co4" style:family="table-column">
      <style:table-column-properties fo:break-before="auto" style:column-width="2.45533333333333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616666666667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1833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1566666666667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6316666666667cm" style:use-optimal-column-width="true"/>
    </style:style>
    <style:style style:name="co13" style:family="table-column">
      <style:table-column-properties fo:break-before="auto" style:column-width="5.63033333333333cm"/>
    </style:style>
    <style:style style:name="co14" style:family="table-column">
      <style:table-column-properties fo:break-before="auto" style:column-width="4.78366666666667cm"/>
    </style:style>
    <style:style style:name="co15" style:family="table-column">
      <style:table-column-properties fo:break-before="auto" style:column-width="5.86316666666667cm"/>
    </style:style>
    <style:style style:name="co16" style:family="table-column">
      <style:table-column-properties fo:break-before="auto" style:column-width="12.1285cm" style:use-optimal-column-width="true"/>
    </style:style>
    <style:style style:name="co17" style:family="table-column">
      <style:table-column-properties fo:break-before="auto" style:column-width="4.59316666666667cm" style:use-optimal-column-width="true"/>
    </style:style>
    <style:style style:name="co18" style:family="table-column">
      <style:table-column-properties fo:break-before="auto" style:column-width="11.5781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31.2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5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2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8">
            <text:p>Organisation name</text:p>
          </table:table-cell>
          <table:table-cell office:value-type="string" table:number-columns-spanned="1" table:number-rows-spanned="3" table:content-validation-name="val2" table:style-name="ce18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8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9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9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8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8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8">
            <text:p>Admin officers/admin assistants</text:p>
          </table:table-cell>
          <table:covered-table-cell/>
          <table:table-cell office:value-type="string" table:number-columns-spanned="2" table:number-rows-spanned="1" table:style-name="ce18">
            <text:p>Executive Officers</text:p>
          </table:table-cell>
          <table:covered-table-cell/>
          <table:table-cell office:value-type="string" table:number-columns-spanned="2" table:number-rows-spanned="1" table:style-name="ce18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8">
            <text:p>Grade 6/7</text:p>
          </table:table-cell>
          <table:covered-table-cell/>
          <table:table-cell office:value-type="string" table:number-columns-spanned="2" table:number-rows-spanned="1" table:style-name="ce18">
            <text:p>Senior Civil Service</text:p>
          </table:table-cell>
          <table:covered-table-cell/>
          <table:table-cell office:value-type="string" table:number-columns-spanned="2" table:number-rows-spanned="1" table:style-name="ce18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8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8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9">
            <text:p>Interim managers</text:p>
          </table:table-cell>
          <table:covered-table-cell/>
          <table:table-cell office:value-type="string" table:number-columns-spanned="2" table:number-rows-spanned="1" table:style-name="ce19">
            <text:p>Specialist Contractors</text:p>
          </table:table-cell>
          <table:covered-table-cell/>
          <table:table-cell office:value-type="string" table:number-columns-spanned="2" table:number-rows-spanned="1" table:style-name="ce19">
            <text:p>Consultants/consultancy</text:p>
          </table:table-cell>
          <table:covered-table-cell/>
          <table:table-cell office:value-type="string" table:number-columns-spanned="2" table:number-rows-spanned="1" table:style-name="ce18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8">
            <text:p>Salary</text:p>
          </table:table-cell>
          <table:table-cell office:value-type="string" table:number-columns-spanned="1" table:number-rows-spanned="2" table:style-name="ce18">
            <text:p>Allowances</text:p>
          </table:table-cell>
          <table:table-cell office:value-type="string" table:number-columns-spanned="1" table:number-rows-spanned="2" table:style-name="ce18">
            <text:p>Non-consolidated performance payments</text:p>
          </table:table-cell>
          <table:table-cell office:value-type="string" table:number-columns-spanned="1" table:number-rows-spanned="2" table:style-name="ce18">
            <text:p>Overtime</text:p>
          </table:table-cell>
          <table:table-cell office:value-type="string" table:number-columns-spanned="1" table:number-rows-spanned="2" table:style-name="ce18">
            <text:p>Employer pension contributions</text:p>
          </table:table-cell>
          <table:table-cell office:value-type="string" table:number-columns-spanned="1" table:number-rows-spanned="2" table:style-name="ce18">
            <text:p>Employer national insurance contributions</text:p>
          </table:table-cell>
          <table:table-cell office:value-type="string" table:number-columns-spanned="1" table:number-rows-spanned="2" table:style-name="ce18">
            <text:p>Total paybill for payroll staff</text:p>
          </table:table-cell>
          <table:table-cell office:value-type="string" table:number-columns-spanned="1" table:number-rows-spanned="2" table:style-name="ce18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8">
            <text:p>Total cost of consultants/</text:p>
            <text:p>consultancy</text:p>
          </table:table-cell>
          <table:table-cell office:value-type="string" table:number-columns-spanned="1" table:number-rows-spanned="2" table:style-name="ce18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1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8607" table:style-name="ce26">
            <text:p>8607</text:p>
          </table:table-cell>
          <table:table-cell office:value-type="float" office:value="7586.550000000002" table:style-name="ce44">
            <text:p>7586.55</text:p>
          </table:table-cell>
          <table:table-cell office:value-type="float" office:value="14658" table:style-name="ce43">
            <text:p>14658</text:p>
          </table:table-cell>
          <table:table-cell office:value-type="float" office:value="13420.060000000012" table:style-name="ce50">
            <text:p>13420.06</text:p>
          </table:table-cell>
          <table:table-cell office:value-type="float" office:value="8529" table:style-name="ce49">
            <text:p>8529</text:p>
          </table:table-cell>
          <table:table-cell office:value-type="float" office:value="8236.04000000001" table:style-name="ce128">
            <text:p>8236.04</text:p>
          </table:table-cell>
          <table:table-cell office:value-type="float" office:value="3125" table:style-name="ce127">
            <text:p>3125</text:p>
          </table:table-cell>
          <table:table-cell office:value-type="float" office:value="3053.6200000000017" table:style-name="ce134">
            <text:p>3053.62</text:p>
          </table:table-cell>
          <table:table-cell office:value-type="float" office:value="292" table:style-name="ce133">
            <text:p>292</text:p>
          </table:table-cell>
          <table:table-cell office:value-type="float" office:value="285.51" table:style-name="ce146">
            <text:p>285.51</text:p>
          </table:table-cell>
          <table:table-cell office:value-type="float" office:value="1" table:style-name="ce145">
            <text:p>1</text:p>
          </table:table-cell>
          <table:table-cell office:value-type="float" office:value="1" table:style-name="ce98">
            <text:p>1.00</text:p>
          </table:table-cell>
          <table:table-cell office:value-type="float" office:value="35212" table:content-validation-name="val2" table:style-name="ce110">
            <text:p>35,212</text:p>
          </table:table-cell>
          <table:table-cell office:value-type="float" office:value="32582.780000000024" table:content-validation-name="val2" table:style-name="ce109">
            <text:p>32,582.78</text:p>
          </table:table-cell>
          <table:table-cell office:value-type="float" office:value="1490" table:style-name="ce97">
            <text:p>1490</text:p>
          </table:table-cell>
          <table:table-cell office:value-type="float" office:value="1327.3599999999988" table:style-name="ce80">
            <text:p>1327.36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74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490" table:style-name="ce113">
            <text:p>1,490</text:p>
          </table:table-cell>
          <table:table-cell office:value-type="float" office:value="1327.3599999999988" table:style-name="ce120">
            <text:p>1,327.36</text:p>
          </table:table-cell>
          <table:table-cell office:value-type="float" office:value="36702" table:content-validation-name="val2" table:style-name="ce114">
            <text:p>36,702</text:p>
          </table:table-cell>
          <table:table-cell office:value-type="float" office:value="33910.140000000021" table:content-validation-name="val2" table:style-name="ce115">
            <text:p>33,910.14</text:p>
          </table:table-cell>
          <table:table-cell office:value-type="currency" office:value="82551646.329999998" table:content-validation-name="val1" table:style-name="ce12">
            <text:p>£82,551,646.33</text:p>
          </table:table-cell>
          <table:table-cell office:value-type="currency" office:value="11631581.799999993" table:content-validation-name="val1" table:style-name="ce12">
            <text:p>£11,631,581.80</text:p>
          </table:table-cell>
          <table:table-cell office:value-type="currency" office:value="319391.30999999994" table:content-validation-name="val1" table:style-name="ce12">
            <text:p>£319,391.31</text:p>
          </table:table-cell>
          <table:table-cell office:value-type="currency" office:value="-27379.839999999997" table:content-validation-name="val1" table:style-name="ce12">
            <text:p>-£27,379.84</text:p>
          </table:table-cell>
          <table:table-cell office:value-type="currency" office:value="24099796.650000002" table:content-validation-name="val1" table:style-name="ce12">
            <text:p>£24,099,796.65</text:p>
          </table:table-cell>
          <table:table-cell office:value-type="currency" office:value="9234398.0499999989" table:content-validation-name="val1" table:style-name="ce12">
            <text:p>£9,234,398.05</text:p>
          </table:table-cell>
          <table:table-cell office:value-type="currency" office:value="127809434.3" table:style-name="ce13">
            <text:p>£127,809,434.30</text:p>
          </table:table-cell>
          <table:table-cell office:value-type="currency" office:value="5331503.5100000007" table:content-validation-name="val1" table:style-name="ce14">
            <text:p>£5,331,503.51</text:p>
          </table:table-cell>
          <table:table-cell office:value-type="currency" office:value="1633980.67" table:content-validation-name="val1" table:style-name="ce14">
            <text:p>£1,633,980.67</text:p>
          </table:table-cell>
          <table:table-cell office:value-type="currency" office:value="6965484.1800000006" table:style-name="ce13">
            <text:p>£6,965,484.18</text:p>
          </table:table-cell>
          <table:table-cell office:value-type="currency" office:value="134774918.47999999" table:style-name="ce15">
            <text:p>£134,774,918.48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360" table:style-name="ce27">
            <text:p>360</text:p>
          </table:table-cell>
          <table:table-cell office:value-type="float" office:value="284.58499999999981" table:style-name="ce45">
            <text:p>284.59</text:p>
          </table:table-cell>
          <table:table-cell office:value-type="float" office:value="290" table:style-name="ce46">
            <text:p>290</text:p>
          </table:table-cell>
          <table:table-cell office:value-type="float" office:value="257.97700000000003" table:style-name="ce51">
            <text:p>257.98</text:p>
          </table:table-cell>
          <table:table-cell office:value-type="float" office:value="345" table:style-name="ce52">
            <text:p>345</text:p>
          </table:table-cell>
          <table:table-cell office:value-type="float" office:value="329.06300000000005" table:style-name="ce129">
            <text:p>329.06</text:p>
          </table:table-cell>
          <table:table-cell office:value-type="float" office:value="54" table:style-name="ce130">
            <text:p>54</text:p>
          </table:table-cell>
          <table:table-cell office:value-type="float" office:value="53.108000000000004" table:style-name="ce135">
            <text:p>53.11</text:p>
          </table:table-cell>
          <table:table-cell office:value-type="float" office:value="6" table:style-name="ce136">
            <text:p>6</text:p>
          </table:table-cell>
          <table:table-cell office:value-type="float" office:value="6" table:style-name="ce147">
            <text:p>6.00</text:p>
          </table:table-cell>
          <table:table-cell office:value-type="float" office:value="5" table:style-name="ce148">
            <text:p>5</text:p>
          </table:table-cell>
          <table:table-cell office:value-type="float" office:value="0.79" table:style-name="ce99">
            <text:p>0.79</text:p>
          </table:table-cell>
          <table:table-cell office:value-type="float" office:value="1060" table:content-validation-name="val2" table:style-name="ce110">
            <text:p>1,060</text:p>
          </table:table-cell>
          <table:table-cell office:value-type="float" office:value="931.52299999999991" table:content-validation-name="val2" table:style-name="ce109">
            <text:p>931.52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81">
            <text:p>0.0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63">
            <text:p>0.00</text:p>
          </table:table-cell>
          <table:table-cell office:value-type="float" office:value="3" table:style-name="ce64">
            <text:p>3</text:p>
          </table:table-cell>
          <table:table-cell office:value-type="float" office:value="3" table:style-name="ce75">
            <text:p>3.00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3">
            <text:p>3</text:p>
          </table:table-cell>
          <table:table-cell office:value-type="float" office:value="3" table:style-name="ce120">
            <text:p>3.00</text:p>
          </table:table-cell>
          <table:table-cell office:value-type="float" office:value="1063" table:content-validation-name="val2" table:style-name="ce114">
            <text:p>1,063</text:p>
          </table:table-cell>
          <table:table-cell office:value-type="float" office:value="934.52299999999991" table:content-validation-name="val2" table:style-name="ce115">
            <text:p>934.52</text:p>
          </table:table-cell>
          <table:table-cell office:value-type="currency" office:value="2216503.59" table:content-validation-name="val1" table:style-name="ce12">
            <text:p>£2,216,503.59</text:p>
          </table:table-cell>
          <table:table-cell office:value-type="currency" office:value="29260.1" table:content-validation-name="val1" table:style-name="ce12">
            <text:p>£29,260.1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85498.17" table:content-validation-name="val1" table:style-name="ce12">
            <text:p>£85,498.17</text:p>
          </table:table-cell>
          <table:table-cell office:value-type="currency" office:value="593242.96" table:style-name="ce12">
            <text:p>£593,242.96</text:p>
          </table:table-cell>
          <table:table-cell office:value-type="currency" office:value="225370.41" table:content-validation-name="val1" table:style-name="ce12">
            <text:p>£225,370.41</text:p>
          </table:table-cell>
          <table:table-cell office:value-type="currency" office:value="3149875.23" table:style-name="ce13">
            <text:p>£3,149,875.23</text:p>
          </table:table-cell>
          <table:table-cell office:value-type="currency" office:value="143986.31" table:content-validation-name="val1" table:style-name="ce14">
            <text:p>£143,986.31</text:p>
          </table:table-cell>
          <table:table-cell office:value-type="currency" office:value="116851.01000000001" table:content-validation-name="val1" table:style-name="ce14">
            <text:p>£116,851.01</text:p>
          </table:table-cell>
          <table:table-cell office:value-type="currency" office:value="260837.32" table:style-name="ce13">
            <text:p>£260,837.32</text:p>
          </table:table-cell>
          <table:table-cell office:value-type="currency" office:value="3410712.55" table:style-name="ce15">
            <text:p>£3,410,712.55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Independent Office for Police Conduct</text:p>
          </table:table-cell>
          <table:table-cell office:value-type="string" table:style-name="ce22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197" table:style-name="ce28">
            <text:p>197</text:p>
          </table:table-cell>
          <table:table-cell office:value-type="float" office:value="191" table:style-name="ce47">
            <text:p>191.00</text:p>
          </table:table-cell>
          <table:table-cell office:value-type="float" office:value="473" table:style-name="ce48">
            <text:p>473</text:p>
          </table:table-cell>
          <table:table-cell office:value-type="float" office:value="456.5" table:style-name="ce53">
            <text:p>456.50</text:p>
          </table:table-cell>
          <table:table-cell office:value-type="float" office:value="281" table:style-name="ce54">
            <text:p>281</text:p>
          </table:table-cell>
          <table:table-cell office:value-type="float" office:value="270" table:style-name="ce131">
            <text:p>270.00</text:p>
          </table:table-cell>
          <table:table-cell office:value-type="float" office:value="45" table:style-name="ce132">
            <text:p>45</text:p>
          </table:table-cell>
          <table:table-cell office:value-type="float" office:value="44.2" table:style-name="ce137">
            <text:p>44.20</text:p>
          </table:table-cell>
          <table:table-cell office:value-type="float" office:value="13" table:style-name="ce138">
            <text:p>13</text:p>
          </table:table-cell>
          <table:table-cell office:value-type="float" office:value="12.6" table:style-name="ce149">
            <text:p>12.60</text:p>
          </table:table-cell>
          <table:table-cell office:value-type="float" office:value="7" table:style-name="ce150">
            <text:p>7</text:p>
          </table:table-cell>
          <table:table-cell office:value-type="float" office:value="1.5" table:style-name="ce105">
            <text:p>1.50</text:p>
          </table:table-cell>
          <table:table-cell office:value-type="float" office:value="1016" table:content-validation-name="val2" table:style-name="ce110">
            <text:p>1,016</text:p>
          </table:table-cell>
          <table:table-cell office:value-type="float" office:value="975.80000000000007" table:content-validation-name="val2" table:style-name="ce109">
            <text:p>975.80</text:p>
          </table:table-cell>
          <table:table-cell office:value-type="float" office:value="14" table:style-name="ce101">
            <text:p>14</text:p>
          </table:table-cell>
          <table:table-cell office:value-type="float" office:value="14" table:style-name="ce83">
            <text:p>14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5">
            <text:p>0.00</text:p>
          </table:table-cell>
          <table:table-cell office:value-type="float" office:value="3" table:style-name="ce66">
            <text:p>3</text:p>
          </table:table-cell>
          <table:table-cell office:value-type="float" office:value="2.2000000000000002" table:style-name="ce77">
            <text:p>2.2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17" table:style-name="ce113">
            <text:p>17</text:p>
          </table:table-cell>
          <table:table-cell office:value-type="float" office:value="16.2" table:style-name="ce120">
            <text:p>16.20</text:p>
          </table:table-cell>
          <table:table-cell office:value-type="float" office:value="1033" table:content-validation-name="val2" table:style-name="ce114">
            <text:p>1,033</text:p>
          </table:table-cell>
          <table:table-cell office:value-type="float" office:value="992.00000000000011" table:content-validation-name="val2" table:style-name="ce115">
            <text:p>992.00</text:p>
          </table:table-cell>
          <table:table-cell office:value-type="currency" office:value="2944399" table:content-validation-name="val1" table:style-name="ce12">
            <text:p>£2,944,399.00</text:p>
          </table:table-cell>
          <table:table-cell office:value-type="currency" office:value="137426" table:content-validation-name="val1" table:style-name="ce12">
            <text:p>£137,426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6108" table:content-validation-name="val1" table:style-name="ce12">
            <text:p>£6,108.00</text:p>
          </table:table-cell>
          <table:table-cell office:value-type="currency" office:value="781405" table:content-validation-name="val1" table:style-name="ce12">
            <text:p>£781,405.00</text:p>
          </table:table-cell>
          <table:table-cell office:value-type="currency" office:value="338876" table:content-validation-name="val1" table:style-name="ce12">
            <text:p>£338,876.00</text:p>
          </table:table-cell>
          <table:table-cell office:value-type="currency" office:value="4208214" table:style-name="ce13">
            <text:p>£4,208,214.00</text:p>
          </table:table-cell>
          <table:table-cell office:value-type="currency" office:value="97319" table:content-validation-name="val1" table:style-name="ce14">
            <text:p>£97,319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97319" table:style-name="ce13">
            <text:p>£97,319.00</text:p>
          </table:table-cell>
          <table:table-cell office:value-type="currency" office:value="4305533" table:style-name="ce15">
            <text:p>£4,305,533.00</text:p>
          </table:table-cell>
          <table:table-cell table:content-validation-name="val2" table:style-name="ce16"/>
          <table:table-cell table:number-columns-repeated="16343"/>
        </table:table-row>
        <table:table-row table:style-name="ro4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9" table:style-name="ce34">
            <text:p>9</text:p>
          </table:table-cell>
          <table:table-cell office:value-type="float" office:value="8.6" table:style-name="ce38">
            <text:p>8.60</text:p>
          </table:table-cell>
          <table:table-cell office:value-type="float" office:value="9" table:style-name="ce37">
            <text:p>9</text:p>
          </table:table-cell>
          <table:table-cell office:value-type="float" office:value="8.1" table:style-name="ce56">
            <text:p>8.10</text:p>
          </table:table-cell>
          <table:table-cell office:value-type="float" office:value="36" table:style-name="ce55">
            <text:p>36</text:p>
          </table:table-cell>
          <table:table-cell office:value-type="float" office:value="36" table:style-name="ce122">
            <text:p>36.00</text:p>
          </table:table-cell>
          <table:table-cell office:value-type="float" office:value="3" table:style-name="ce121">
            <text:p>3</text:p>
          </table:table-cell>
          <table:table-cell office:value-type="float" office:value="3" table:style-name="ce140">
            <text:p>3.00</text:p>
          </table:table-cell>
          <table:table-cell office:value-type="float" office:value="2" table:style-name="ce139">
            <text:p>2</text:p>
          </table:table-cell>
          <table:table-cell office:value-type="float" office:value="1.43" table:style-name="ce152">
            <text:p>1.43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06">
            <text:p>0.00</text:p>
          </table:table-cell>
          <table:table-cell office:value-type="float" office:value="59" table:content-validation-name="val2" table:style-name="ce110">
            <text:p>59</text:p>
          </table:table-cell>
          <table:table-cell office:value-type="float" office:value="57.13" table:content-validation-name="val2" table:style-name="ce109">
            <text:p>57.13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92">
            <text:p>0.0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59" table:content-validation-name="val2" table:style-name="ce114">
            <text:p>59</text:p>
          </table:table-cell>
          <table:table-cell office:value-type="float" office:value="57.13" table:content-validation-name="val2" table:style-name="ce115">
            <text:p>57.13</text:p>
          </table:table-cell>
          <table:table-cell office:value-type="currency" office:value="176611.07" table:content-validation-name="val1" table:style-name="ce12">
            <text:p>£176,611.07</text:p>
          </table:table-cell>
          <table:table-cell office:value-type="currency" office:value="1373.13" table:content-validation-name="val1" table:style-name="ce12">
            <text:p>£1,373.1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5066.8" table:content-validation-name="val1" table:style-name="ce12">
            <text:p>£45,066.80</text:p>
          </table:table-cell>
          <table:table-cell office:value-type="currency" office:value="18451.509999999998" table:content-validation-name="val1" table:style-name="ce12">
            <text:p>£18,451.51</text:p>
          </table:table-cell>
          <table:table-cell office:value-type="currency" office:value="241502.51" table:style-name="ce13">
            <text:p>£241,502.51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41502.51" table:style-name="ce15">
            <text:p>£241,502.51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78" table:style-name="ce35">
            <text:p>78</text:p>
          </table:table-cell>
          <table:table-cell office:value-type="float" office:value="66.430000000000007" table:style-name="ce39">
            <text:p>66.43</text:p>
          </table:table-cell>
          <table:table-cell office:value-type="float" office:value="91" table:style-name="ce40">
            <text:p>91</text:p>
          </table:table-cell>
          <table:table-cell office:value-type="float" office:value="90.24" table:style-name="ce57">
            <text:p>90.24</text:p>
          </table:table-cell>
          <table:table-cell office:value-type="float" office:value="84" table:style-name="ce58">
            <text:p>84</text:p>
          </table:table-cell>
          <table:table-cell office:value-type="float" office:value="83.3" table:style-name="ce123">
            <text:p>83.30</text:p>
          </table:table-cell>
          <table:table-cell office:value-type="float" office:value="19" table:style-name="ce124">
            <text:p>19</text:p>
          </table:table-cell>
          <table:table-cell office:value-type="float" office:value="18.600000000000001" table:style-name="ce141">
            <text:p>18.60</text:p>
          </table:table-cell>
          <table:table-cell office:value-type="float" office:value="4" table:style-name="ce142">
            <text:p>4</text:p>
          </table:table-cell>
          <table:table-cell office:value-type="float" office:value="4" table:style-name="ce153">
            <text:p>4.00</text:p>
          </table:table-cell>
          <table:table-cell office:value-type="float" office:value="6" table:style-name="ce154">
            <text:p>6</text:p>
          </table:table-cell>
          <table:table-cell office:value-type="float" office:value="1.1000000000000001" table:style-name="ce107">
            <text:p>1.10</text:p>
          </table:table-cell>
          <table:table-cell office:value-type="float" office:value="282" table:content-validation-name="val2" table:style-name="ce110">
            <text:p>282</text:p>
          </table:table-cell>
          <table:table-cell office:value-type="float" office:value="263.67000000000007" table:content-validation-name="val2" table:style-name="ce109">
            <text:p>263.67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7">
            <text:p>0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93">
            <text:p>0.00</text:p>
          </table:table-cell>
          <table:table-cell office:value-type="float" office:value="2" table:style-name="ce94">
            <text:p>2</text:p>
          </table:table-cell>
          <table:table-cell office:value-type="float" office:value="1.4" table:style-name="ce118">
            <text:p>1.4</text:p>
          </table:table-cell>
          <table:table-cell office:value-type="float" office:value="2" table:style-name="ce113">
            <text:p>2</text:p>
          </table:table-cell>
          <table:table-cell office:value-type="float" office:value="1.4" table:style-name="ce120">
            <text:p>1.40</text:p>
          </table:table-cell>
          <table:table-cell office:value-type="float" office:value="284" table:content-validation-name="val2" table:style-name="ce114">
            <text:p>284</text:p>
          </table:table-cell>
          <table:table-cell office:value-type="float" office:value="265.07000000000005" table:content-validation-name="val2" table:style-name="ce115">
            <text:p>265.07</text:p>
          </table:table-cell>
          <table:table-cell office:value-type="currency" office:value="812737.28" table:content-validation-name="val1" table:style-name="ce12">
            <text:p>£812,737.28</text:p>
          </table:table-cell>
          <table:table-cell office:value-type="currency" office:value="17468.54" table:content-validation-name="val1" table:style-name="ce12">
            <text:p>£17,468.54</text:p>
          </table:table-cell>
          <table:table-cell office:value-type="currency" office:value="42100" table:content-validation-name="val1" table:style-name="ce12">
            <text:p>£42,100.00</text:p>
          </table:table-cell>
          <table:table-cell office:value-type="currency" office:value="19735.150000000001" table:content-validation-name="val1" table:style-name="ce12">
            <text:p>£19,735.15</text:p>
          </table:table-cell>
          <table:table-cell office:value-type="currency" office:value="213287.92" table:content-validation-name="val1" table:style-name="ce12">
            <text:p>£213,287.92</text:p>
          </table:table-cell>
          <table:table-cell office:value-type="currency" office:value="92753.49" table:content-validation-name="val1" table:style-name="ce12">
            <text:p>£92,753.49</text:p>
          </table:table-cell>
          <table:table-cell office:value-type="currency" office:value="1198082.3800000001" table:style-name="ce13">
            <text:p>£1,198,082.38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40800" table:content-validation-name="val1" table:style-name="ce14">
            <text:p>£40,800.00</text:p>
          </table:table-cell>
          <table:table-cell office:value-type="currency" office:value="40800" table:style-name="ce13">
            <text:p>£40,800.00</text:p>
          </table:table-cell>
          <table:table-cell office:value-type="currency" office:value="1238882.3800000001" table:style-name="ce15">
            <text:p>£1,238,882.38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Gangmasters &amp; Labour Abuse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9" table:style-name="ce36">
            <text:p>9</text:p>
          </table:table-cell>
          <table:table-cell office:value-type="float" office:value="9" table:style-name="ce41">
            <text:p>9.00</text:p>
          </table:table-cell>
          <table:table-cell office:value-type="float" office:value="9" table:style-name="ce42">
            <text:p>9</text:p>
          </table:table-cell>
          <table:table-cell office:value-type="float" office:value="7.69" table:style-name="ce59">
            <text:p>7.69</text:p>
          </table:table-cell>
          <table:table-cell office:value-type="float" office:value="85" table:style-name="ce60">
            <text:p>85</text:p>
          </table:table-cell>
          <table:table-cell office:value-type="float" office:value="83.63" table:style-name="ce125">
            <text:p>83.63</text:p>
          </table:table-cell>
          <table:table-cell office:value-type="float" office:value="9" table:style-name="ce126">
            <text:p>9</text:p>
          </table:table-cell>
          <table:table-cell office:value-type="float" office:value="8.59" table:style-name="ce143">
            <text:p>8.59</text:p>
          </table:table-cell>
          <table:table-cell office:value-type="float" office:value="1" table:style-name="ce144">
            <text:p>1</text:p>
          </table:table-cell>
          <table:table-cell office:value-type="float" office:value="1" table:style-name="ce155">
            <text:p>1.0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113" table:content-validation-name="val2" table:style-name="ce110">
            <text:p>113</text:p>
          </table:table-cell>
          <table:table-cell office:value-type="float" office:value="109.91" table:content-validation-name="val2" table:style-name="ce109">
            <text:p>109.91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89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95">
            <text:p>0.0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113" table:content-validation-name="val2" table:style-name="ce114">
            <text:p>113</text:p>
          </table:table-cell>
          <table:table-cell office:value-type="float" office:value="109.91" table:content-validation-name="val2" table:style-name="ce115">
            <text:p>109.91</text:p>
          </table:table-cell>
          <table:table-cell office:value-type="currency" office:value="309465.18" table:content-validation-name="val1" table:style-name="ce12">
            <text:p>£309,465.18</text:p>
          </table:table-cell>
          <table:table-cell office:value-type="currency" office:value="8434.48" table:content-validation-name="val1" table:style-name="ce12">
            <text:p>£8,434.48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7218.23" table:content-validation-name="val1" table:style-name="ce12">
            <text:p>£77,218.23</text:p>
          </table:table-cell>
          <table:table-cell office:value-type="currency" office:value="39536.76" table:content-validation-name="val1" table:style-name="ce12">
            <text:p>£39,536.76</text:p>
          </table:table-cell>
          <table:table-cell office:value-type="currency" office:value="434654.64999999997" table:style-name="ce13">
            <text:p>£434,654.65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34654.64999999997" table:style-name="ce15">
            <text:p>£434,654.65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3" table:style-name="ce1"/>
          <table:table-cell table:style-name="ce17"/>
          <table:table-cell table:number-columns-repeated="16350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ony Millet</meta:initial-creator>
    <dc:creator>Wright Alexander</dc:creator>
    <meta:creation-date>2012-07-18T14:50:11Z</meta:creation-date>
    <dc:date>2020-06-03T13:36:24Z</dc:date>
  </office:meta>
</office:document-meta>
</file>